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7082f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7082f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7082f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7082f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7082f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7082f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7082f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7082f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7082f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7082f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7082f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7082f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7082f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7082f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7082f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7082f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7082f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Luciana Del Valle Corvo Simancas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7/10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940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Luis Beltran Corv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663207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04.36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68" meta:non-whitespace-character-count="1000"/>
    <meta:template xlink:type="simple" xlink:actuate="onRequest" xlink:title="Normal" xlink:href=""/>
  </office:meta>
</office:document-meta>
</file>